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3" style:base-cell-address="Sheet1.H2"/>
    </style:style>
    <style:style style:name="ce2" style:family="table-cell" style:parent-style-name="Default">
      <style:map style:condition="cell-content()=&quot;yes&quot;" style:apply-style-name="Untitled1" style:base-cell-address="Sheet1.L2"/>
      <style:map style:condition="cell-content()=&quot;paraphrase&quot;" style:apply-style-name="Untitled2" style:base-cell-address="Sheet1.L2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2" table:default-cell-style-name="ce2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imum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table:style-name="Default" office:value-type="string" calcext:value-type="string">
            <text:p><text:s/>Diagonal&gt;=2</text:p>
          </table:table-cell>
          <table:table-cell table:style-name="Default" office:value-type="string" calcext:value-type="string">
            <text:p><text:s/>Diagonal &gt;=3</text:p>
          </table:table-cell>
          <table:table-cell table:style-name="Default" office:value-type="string" calcext:value-type="string">
            <text:p><text:s/>Diagonal&gt;=4</text:p>
          </table:table-cell>
          <table:table-cell table:style-name="Default" office:value-type="string" calcext:value-type="string">
            <text:p><text:s/>Diagonal&gt;=5</text:p>
          </table:table-cell>
          <table:table-cell table:style-name="Default" office:value-type="string" calcext:value-type="string">
            <text:p>Cosine</text:p>
          </table:table-cell>
          <table:table-cell table:style-name="ce3" office:value-type="string" calcext:value-type="string">
            <text:p>Jaccard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it.fr</text:p>
          </table:table-cell>
          <table:table-cell office:value-type="float" office:value="0.201007563051842" calcext:value-type="float">
            <text:p>0.2010075631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2.8169014084507" calcext:value-type="float">
            <text:p>2.816901408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de.fr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fr.en</text:p>
          </table:table-cell>
          <table:table-cell office:value-type="float" office:value="0.353553390593274" calcext:value-type="float">
            <text:p>0.353553390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3.125" calcext:value-type="float">
            <text:p>3.125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fr.en</text:p>
          </table:table-cell>
          <table:table-cell office:value-type="float" office:value="0.430414231010558" calcext:value-type="float">
            <text:p>0.43041423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de.fr</text:p>
          </table:table-cell>
          <table:table-cell office:value-type="float" office:value="0.462250163521024" calcext:value-type="float">
            <text:p>0.462250163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35.7142857142857" calcext:value-type="float">
            <text:p>35.714285714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it.fr</text:p>
          </table:table-cell>
          <table:table-cell office:value-type="float" office:value="0.466149010748419" calcext:value-type="float">
            <text:p>0.466149010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41.6666666666667" calcext:value-type="float">
            <text:p>41.666666666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de.fr</text:p>
          </table:table-cell>
          <table:table-cell office:value-type="float" office:value="0.478091443733758" calcext:value-type="float">
            <text:p>0.4780914437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3.7037037037037" calcext:value-type="float">
            <text:p>3.7037037037</text:p>
          </table:table-cell>
          <table:table-cell office:value-type="float" office:value="2.8169014084507" calcext:value-type="float">
            <text:p>2.816901408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de.fr</text:p>
          </table:table-cell>
          <table:table-cell office:value-type="float" office:value="0.480384461415262" calcext:value-type="float">
            <text:p>0.480384461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0.5263157894737" calcext:value-type="float">
            <text:p>10.5263157895</text:p>
          </table:table-cell>
          <table:table-cell office:value-type="float" office:value="3.44827586206897" calcext:value-type="float">
            <text:p>3.4482758621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de.fr</text:p>
          </table:table-cell>
          <table:table-cell office:value-type="float" office:value="0.487950036474267" calcext:value-type="float">
            <text:p>0.487950036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it.fr</text:p>
          </table:table-cell>
          <table:table-cell office:value-type="float" office:value="0.50709255283711" calcext:value-type="float">
            <text:p>0.507092552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4.2857142857143" calcext:value-type="float">
            <text:p>14.285714285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fr.en</text:p>
          </table:table-cell>
          <table:table-cell office:value-type="float" office:value="0.56980288229819" calcext:value-type="float">
            <text:p>0.5698028823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4.7058823529412" calcext:value-type="float">
            <text:p>14.7058823529</text:p>
          </table:table-cell>
          <table:table-cell office:value-type="float" office:value="45.4545454545455" calcext:value-type="float">
            <text:p>45.454545454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it.fr</text:p>
          </table:table-cell>
          <table:table-cell office:value-type="float" office:value="0.580014790565742" calcext:value-type="float">
            <text:p>0.580014790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21.4285714285714" calcext:value-type="float">
            <text:p>21.428571428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it.fr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fr.en</text:p>
          </table:table-cell>
          <table:table-cell office:value-type="float" office:value="0.673575314054563" calcext:value-type="float">
            <text:p>0.673575314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1.7391304347826" calcext:value-type="float">
            <text:p>21.7391304348</text:p>
          </table:table-cell>
          <table:table-cell office:value-type="float" office:value="31.25" calcext:value-type="float">
            <text:p>31.2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de.fr</text:p>
          </table:table-cell>
          <table:table-cell office:value-type="float" office:value="0.680413817439772" calcext:value-type="float">
            <text:p>0.680413817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9.1304347826087" calcext:value-type="float">
            <text:p>39.130434782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it.fr</text:p>
          </table:table-cell>
          <table:table-cell office:value-type="float" office:value="0.705882352941176" calcext:value-type="float">
            <text:p>0.705882352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fr.en</text:p>
          </table:table-cell>
          <table:table-cell office:value-type="float" office:value="0.721408419362348" calcext:value-type="float">
            <text:p>0.721408419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0.5263157894737" calcext:value-type="float">
            <text:p>10.5263157895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de.fr</text:p>
          </table:table-cell>
          <table:table-cell office:value-type="float" office:value="0.721687836487032" calcext:value-type="float">
            <text:p>0.721687836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fr.en</text:p>
          </table:table-cell>
          <table:table-cell office:value-type="float" office:value="0.730296743340221" calcext:value-type="float">
            <text:p>0.7302967433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29.3103448275862" calcext:value-type="float">
            <text:p>29.3103448276</text:p>
          </table:table-cell>
          <table:table-cell office:value-type="float" office:value="12.3188405797101" calcext:value-type="float">
            <text:p>12.3188405797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it.fr</text:p>
          </table:table-cell>
          <table:table-cell office:value-type="float" office:value="0.762770071396474" calcext:value-type="float">
            <text:p>0.762770071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55.5555555555556" calcext:value-type="float">
            <text:p>55.5555555556</text:p>
          </table:table-cell>
          <table:table-cell office:value-type="float" office:value="58.8235294117647" calcext:value-type="float">
            <text:p>58.8235294118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de.fr</text:p>
          </table:table-cell>
          <table:table-cell office:value-type="float" office:value="0.8" calcext:value-type="float">
            <text:p>0.8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32.6923076923077" calcext:value-type="float">
            <text:p>32.6923076923</text:p>
          </table:table-cell>
          <table:table-cell office:value-type="float" office:value="52.9411764705882" calcext:value-type="float">
            <text:p>52.9411764706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it.fr</text:p>
          </table:table-cell>
          <table:table-cell office:value-type="float" office:value="0.801783725737273" calcext:value-type="float">
            <text:p>0.801783725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it.fr</text:p>
          </table:table-cell>
          <table:table-cell office:value-type="float" office:value="0.801783725737273" calcext:value-type="float">
            <text:p>0.8017837257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0.2380952380952" calcext:value-type="float">
            <text:p>20.2380952381</text:p>
          </table:table-cell>
          <table:table-cell office:value-type="float" office:value="26.5625" calcext:value-type="float">
            <text:p>26.562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it.fr</text:p>
          </table:table-cell>
          <table:table-cell office:value-type="float" office:value="0.866025403784439" calcext:value-type="float">
            <text:p>0.866025403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93.75" calcext:value-type="float">
            <text:p>93.75</text:p>
          </table:table-cell>
          <table:table-cell office:value-type="float" office:value="65.2173913043478" calcext:value-type="float">
            <text:p>65.2173913043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it.fr</text:p>
          </table:table-cell>
          <table:table-cell office:value-type="float" office:value="0.869318287921223" calcext:value-type="float">
            <text:p>0.8693182879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3.6231884057971" calcext:value-type="float">
            <text:p>53.6231884058</text:p>
          </table:table-cell>
          <table:table-cell office:value-type="float" office:value="63.7931034482759" calcext:value-type="float">
            <text:p>63.7931034483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1.0526315789474" calcext:value-type="float">
            <text:p>21.052631578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calcext:conditional-formats>
          <calcext:conditional-format calcext:target-range-address="Sheet1.L2:Sheet1.M34">
            <calcext:condition calcext:apply-style-name="Untitled1" calcext:value="=&quot;yes&quot;" calcext:base-cell-address="Sheet1.L2"/>
            <calcext:condition calcext:apply-style-name="Untitled2" calcext:value="=&quot;paraphrase&quot;" calcext:base-cell-address="Sheet1.L2"/>
          </calcext:conditional-format>
          <calcext:conditional-format calcext:target-range-address="Sheet1.H2:Sheet1.K34">
            <calcext:condition calcext:apply-style-name="Untitled3" calcext:value="=&quot;yes&quot;" calcext:base-cell-address="Sheet1.H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M3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ff3333"/>
    </style:style>
    <style:style style:name="Untitled3" style:family="table-cell" style:parent-style-name="Default">
      <style:table-cell-properties fo:background-color="#0066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0:47:26.422069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0:54:22.785853002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42" meta:object-count="0"/>
  </office:meta>
</office:document-meta>
</file>